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814a4" officeooo:paragraph-rsid="000814a4"/>
    </style:style>
    <style:style style:name="P2" style:family="paragraph" style:parent-style-name="Standard">
      <style:text-properties officeooo:rsid="000814a4" officeooo:paragraph-rsid="000814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Актуальность проекта</text:span></text:p>
      <text:p text:style-name="Text_20_body">В повседневной жизни любые компании людей, будь то друзья, коллеги или члены семьи, сталкиваются с ситуациями, где требуется скинуться на общее мероприятие или разделить сумму общего чека. Это может быть поход в кафе, аренда жилья, совместные подарки или другие активности.</text:p>
      <text:p text:style-name="Text_20_body">Почти всегда в таких случаях возникает путаница: кто сколько должен, кто уже оплатил, а кто ещё нет. Особенно сложно бывает учитывать переводы и фиксировать статус расчётов между участниками. Всё это нередко приводит к недоразумениям и потере времени на организацию.</text:p>
      <text:p text:style-name="Text_20_body">Создание Telegram-бота, который автоматизирует и упрощает эти процессы, позволяет эффективно решить эту проблему. Бот берёт на себя расчёт долей, учёт платежей и напоминания участникам, что избавляет людей от лишней головной боли.</text:p>
      <text:p text:style-name="Text_20_body">Таким образом, актуальность проекта заключается в том, что он решает бытовую проблему, с которой люди сталкиваются на регулярной основе. Её масштаб и частота подчёркивают практическую значимость разработки. Проект будет полезен для широкого круга пользователей, так как подобные ситуации возникают ежедневно и в самых разных контекстах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19:29:21.726000000</meta:creation-date>
    <dc:date>2024-12-02T20:06:58.136000000</dc:date>
    <meta:editing-duration>PT37M37S</meta:editing-duration>
    <meta:editing-cycles>1</meta:editing-cycles>
    <meta:document-statistic meta:table-count="0" meta:image-count="0" meta:object-count="0" meta:page-count="1" meta:paragraph-count="5" meta:word-count="157" meta:character-count="1125" meta:non-whitespace-character-count="973"/>
    <meta:generator>LibreOffice/24.8.3.2$Windows_X86_64 LibreOffice_project/48a6bac9e7e268aeb4c3483fcf825c94556d9f92</meta:generator>
  </office:meta>
</office:document-meta>
</file>